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9638*"/>
    </style:style>
    <style:style style:name="Table6.1" style:family="table-row">
      <style:table-row-properties style:min-row-height="0.6861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6861in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1in" style:rel-column-width="32753*"/>
    </style:style>
    <style:style style:name="Table2.B" style:family="table-column">
      <style:table-column-properties style:column-width="3.3479in" style:rel-column-width="32782*"/>
    </style:style>
    <style:style style:name="Table2.1" style:family="table-row">
      <style:table-row-properties style:min-row-height="0.35in"/>
    </style:style>
    <style:style style:name="Table2.A1" style:family="table-cell">
      <style:table-cell-properties fo:padding="0.0382in" fo:border-left="none" fo:border-right="none" fo:border-top="0.5pt solid #999999" fo:border-bottom="0.5pt solid #999999"/>
    </style:style>
    <style:style style:name="Table2.2" style:family="table-row">
      <style:table-row-properties style:min-row-height="0.441in"/>
    </style:style>
    <style:style style:name="Table2.A2" style:family="table-cell">
      <style:table-cell-properties fo:padding="0.0382in" fo:border-left="none" fo:border-right="none" fo:border-top="0.5pt solid #999999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5in"/>
    </style:style>
    <style:style style:name="Table3.A1" style:family="table-cell">
      <style:table-cell-properties fo:padding="0.0382in" fo:border-left="none" fo:border-right="none" fo:border-top="0.5pt solid #999999" fo:border-bottom="0.5pt solid #999999"/>
    </style:style>
    <style:style style:name="Table3.2" style:family="table-row">
      <style:table-row-properties style:min-row-height="0.5076in"/>
    </style:style>
    <style:style style:name="Table3.A2" style:family="table-cell">
      <style:table-cell-properties fo:padding="0.0382in" fo:border-left="none" fo:border-right="none" fo:border-top="0.5pt solid #999999" fo:border-bottom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58in" style:rel-column-width="4818*"/>
    </style:style>
    <style:style style:name="Table4.B" style:family="table-column">
      <style:table-column-properties style:column-width="3.3472in" style:rel-column-width="4820*"/>
    </style:style>
    <style:style style:name="Table4.1" style:family="table-row">
      <style:table-row-properties style:min-row-height="0.35in"/>
    </style:style>
    <style:style style:name="Table4.A1" style:family="table-cell">
      <style:table-cell-properties fo:padding="0.0382in" fo:border-left="none" fo:border-right="none" fo:border-top="0.5pt solid #999999" fo:border-bottom="0.5pt solid #999999"/>
    </style:style>
    <style:style style:name="Table4.A2" style:family="table-cell">
      <style:table-cell-properties fo:padding="0.0382in" fo:border-left="none" fo:border-right="none" fo:border-top="0.5pt solid #999999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74b40" officeooo:paragraph-rsid="00399b17" style:font-size-asian="12pt" style:font-size-complex="12pt"/>
    </style:style>
    <style:style style:name="P6" style:family="paragraph" style:parent-style-name="Standard">
      <style:paragraph-properties fo:text-align="left" style:justify-single-word="false"/>
      <style:text-properties style:font-name="Arial" officeooo:paragraph-rsid="00399b17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399b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lef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9" style:family="paragraph" style:parent-style-name="Standard">
      <style:paragraph-properties fo:text-align="left" style:justify-single-word="false"/>
      <style:text-properties style:font-name="Arial" officeooo:paragraph-rsid="00210f00"/>
    </style:style>
    <style:style style:name="P10" style:family="paragraph" style:parent-style-name="Standard">
      <style:paragraph-properties fo:text-align="lef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lef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lef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4" style:family="paragraph" style:parent-style-name="Table_20_Contents">
      <style:paragraph-properties fo:text-align="righ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left" style:justify-single-word="false"/>
      <style:text-properties style:font-name="Arial" fo:font-size="10pt" fo:font-weight="bold" officeooo:rsid="000adcf7" officeooo:paragraph-rsid="003287b0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left" style:justify-single-word="false"/>
      <style:text-properties style:font-name="Arial" fo:font-size="10pt" fo:font-weight="normal" officeooo:rsid="000adcf7" officeooo:paragraph-rsid="003287b0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Arial" fo:font-size="10pt" fo:font-weight="normal" officeooo:rsid="00210f00" officeooo:paragraph-rsid="00329e4a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left" style:justify-single-word="false"/>
      <style:text-properties style:font-name="Arial" fo:font-size="10pt" fo:font-weight="bold" officeooo:rsid="000adcf7" officeooo:paragraph-rsid="00329e4a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left" style:justify-single-word="false"/>
      <style:text-properties style:font-name="Arial" fo:font-size="10pt" fo:font-weight="normal" officeooo:rsid="000adcf7" officeooo:paragraph-rsid="00329e4a" style:font-size-asian="8.75pt" style:font-weight-asian="normal" style:font-size-complex="10pt" style:font-weight-complex="normal"/>
    </style:style>
    <style:style style:name="P20" style:family="paragraph" style:parent-style-name="Table_20_Contents">
      <style:paragraph-properties fo:text-align="lef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lef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text-align="right" style:justify-single-word="false"/>
      <style:text-properties style:font-name="Arial" fo:font-size="10pt" fo:font-weight="bold" officeooo:rsid="000adcf7" officeooo:paragraph-rsid="0024b356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left" style:justify-single-word="false"/>
      <style:text-properties style:font-name="Arial" fo:font-size="10pt" fo:font-weight="bold" officeooo:rsid="000adcf7" officeooo:paragraph-rsid="00345f8e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left" style:justify-single-word="false"/>
      <style:text-properties style:font-name="Arial" fo:font-size="10pt" fo:font-weight="normal" officeooo:rsid="000adcf7" officeooo:paragraph-rsid="00345f8e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lef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text-align="lef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lef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lef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37cd21" officeooo:paragraph-rsid="0037cd21"/>
    </style:style>
    <style:style style:name="P30" style:family="paragraph" style:parent-style-name="Standard">
      <style:paragraph-properties fo:text-align="left" style:justify-single-word="false"/>
      <style:text-properties fo:color="#333333" loext:opacity="100%" style:font-name="Arial" fo:font-size="10pt" fo:font-weight="normal" officeooo:rsid="000d1b74" officeooo:paragraph-rsid="003ac44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fo:font-weight="bold" officeooo:rsid="000d1b74" officeooo:paragraph-rsid="0037cd2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left" style:justify-single-word="false"/>
      <style:text-properties style:font-name="Arial" fo:font-size="10pt" fo:font-weight="normal" officeooo:rsid="000d1b74" officeooo:paragraph-rsid="003ac440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left" style:justify-single-word="false"/>
      <style:text-properties style:font-name="Arial" fo:font-size="10pt" fo:font-weight="normal" officeooo:rsid="000d1b74" officeooo:paragraph-rsid="0030b2e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lef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fo:font-weight="normal" officeooo:rsid="00399b17" style:font-weight-asian="normal" style:font-weight-complex="normal"/>
    </style:style>
    <style:style style:name="T2" style:family="text">
      <style:text-properties fo:font-size="10pt" officeooo:rsid="00074b40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5" style:family="text">
      <style:text-properties fo:font-size="10pt" officeooo:rsid="000adcf7" style:font-size-asian="10pt" style:font-size-complex="10pt"/>
    </style:style>
    <style:style style:name="T6" style:family="text">
      <style:text-properties fo:font-size="10pt" officeooo:rsid="0007e72e" style:font-size-asian="10pt" style:font-size-complex="10pt"/>
    </style:style>
    <style:style style:name="T7" style:family="text">
      <style:text-properties officeooo:rsid="000ba2b5"/>
    </style:style>
    <style:style style:name="T8" style:family="text">
      <style:text-properties officeooo:rsid="001dd3c9"/>
    </style:style>
    <style:style style:name="T9" style:family="text">
      <style:text-properties officeooo:rsid="001f6a34"/>
    </style:style>
    <style:style style:name="T10" style:family="text">
      <style:text-properties fo:color="#333333" loext:opacity="100%"/>
    </style:style>
    <style:style style:name="T11" style:family="text">
      <style:text-properties fo:color="#000000" loext:opacity="100%" fo:font-weight="normal" officeooo:rsid="000ba2b5" style:font-weight-asian="normal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font-weight="normal" officeooo:rsid="00116eca" style:font-weight-asian="normal" style:font-weight-complex="normal"/>
    </style:style>
    <style:style style:name="T14" style:family="text">
      <style:text-properties fo:color="#333333" loext:opacity="100%" fo:font-weight="bold" officeooo:rsid="001158be" style:font-weight-asian="bold" style:font-weight-complex="bold"/>
    </style:style>
    <style:style style:name="T15" style:family="text">
      <style:text-properties fo:color="#333333" loext:opacity="100%" fo:font-weight="bold" style:font-weight-asian="bold" style:font-weight-complex="bold"/>
    </style:style>
    <style:style style:name="T16" style:family="text">
      <style:text-properties fo:color="#000000" loext:opacity="100%" officeooo:rsid="00210f00"/>
    </style:style>
    <style:style style:name="T17" style:family="text">
      <style:text-properties fo:color="#000000" loext:opacity="100%" officeooo:rsid="00074b40" style:font-size-asian="10pt"/>
    </style:style>
    <style:style style:name="T18" style:family="text">
      <style:text-properties officeooo:rsid="00210f00"/>
    </style:style>
    <style:style style:name="T19" style:family="text">
      <style:text-properties fo:color="#000000" loext:opacity="100%" fo:font-weight="normal" officeooo:rsid="003287b0" style:font-weight-asian="normal" style:font-weight-complex="normal"/>
    </style:style>
    <style:style style:name="T20" style:family="text">
      <style:text-properties officeooo:rsid="002f10be"/>
    </style:style>
    <style:style style:name="T21" style:family="text">
      <style:text-properties officeooo:rsid="00345f8e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3287b0"/>
    </style:style>
    <style:style style:name="T24" style:family="text">
      <style:text-properties officeooo:rsid="00118214"/>
    </style:style>
    <style:style style:name="T25" style:family="text">
      <style:text-properties officeooo:rsid="00074b40" style:font-size-asian="10pt"/>
    </style:style>
    <style:style style:name="T26" style:family="text">
      <style:text-properties style:font-name="Arial" fo:font-size="12pt" fo:font-weight="normal" officeooo:rsid="0030b2e1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officeooo:rsid="0030b2e1"/>
    </style:style>
    <style:style style:name="T29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30" style:family="text">
      <style:text-properties officeooo:rsid="0024b356"/>
    </style:style>
    <style:style style:name="T31" style:family="text">
      <style:text-properties style:font-size-asian="8.75pt"/>
    </style:style>
    <style:style style:name="T32" style:family="text">
      <style:text-properties officeooo:rsid="000dc4c7" style:font-size-asian="8.75pt"/>
    </style:style>
    <style:style style:name="T33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34" style:family="text">
      <style:text-properties officeooo:rsid="0038f7fc"/>
    </style:style>
    <style:style style:name="T35" style:family="text">
      <style:text-properties officeooo:rsid="001a9678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A1" office:value-type="string">
            <text:p text:style-name="P4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A1" office:value-type="string">
            <text:p text:style-name="P4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5"><text:span text:style-name="T1"><text:line-break/>SUMMARY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2">Software Engineer with 5+ years of experience building scalable web applications from the ground up. Specialized in Node.js and React, with a proven track record delivering solutions across transportation, automotive, and travel domains. Experienced in the full software development lifecycle - from requirements gathering and system design to development, testing, and maintenance. Strong collaborator in distributed, multicultural teams, focused on delivering high-quality, user-centric products.</text:span></text:p>
          </table:table-cell>
        </table:table-row>
      </table:table>
      <text:p text:style-name="P6"><text:span text:style-name="T2"/></text:p>
      <text:p text:style-name="P7">TECHNOLOGIE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3">Frontend</text:span>: HTML, CSS (SCSS), Javascript, Typescript, React, Redux, Jotai, websockets.</text:p>
            <text:p text:style-name="P8"><text:span text:style-name="T3">Backend</text:span>: Node.js, Express, NestJS, MySQL, PostgreSQL, MongoDB, Microservices, REST.</text:p>
            <text:p text:style-name="P9"><text:span text:style-name="T4">Testing</text:span><text:span text:style-name="T2">: Jest, </text:span><text:span text:style-name="T5">React Testing Library,</text:span><text:span text:style-name="T2"> Puppeteer, CodeceptJS.</text:span></text:p>
            <text:p text:style-name="P9"><text:span text:style-name="T4">Deployment</text:span><text:span text:style-name="T2">: </text:span><text:span text:style-name="T6">VPS (</text:span><text:span text:style-name="T2">DigitalOcean </text:span><text:span text:style-name="T6">droplet or AWS ec2), </text:span><text:span text:style-name="T5">D</text:span><text:span text:style-name="T6">ocker, </text:span><text:span text:style-name="T5">N</text:span><text:span text:style-name="T6">ginx.</text:span></text:p>
          </table:table-cell>
        </table:table-row>
      </table:table>
      <text:p text:style-name="P10"/>
      <text:p text:style-name="P11">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EPAM Systems</text:p>
            <text:p text:style-name="P13">Full Stack <text:span text:style-name="T7">Software</text:span> Developer</text:p>
          </table:table-cell>
          <table:table-cell table:style-name="Table2.A1" office:value-type="string">
            <text:p text:style-name="P14">October 2021 – now <text:span text:style-name="T8">(</text:span><text:span text:style-name="T9">3+</text:span><text:span text:style-name="T8"> yrs)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15"><text:span text:style-name="T10">Project</text:span>: <text:span text:style-name="T11">Platform</text:span><text:span text:style-name="T12"> for booking and reviewing restaurants</text:span><text:span text:style-name="T13">.</text:span></text:p>
            <text:p text:style-name="P16"><text:span text:style-name="T14">R</text:span><text:span text:style-name="T15">esponsibilities</text:span><text:span text:style-name="T3">: </text:span><text:span text:style-name="T16">Built a URL shortener microservice from scratch using </text:span><text:span text:style-name="T17">Node.js</text:span><text:span text:style-name="T16"> and PostgreSQL</text:span><text:span text:style-name="T18">. <text:s/></text:span><text:span text:style-name="T16">Maintained and updated frontend pages using React. Participated in migrating loyalty points functionality from monolithic architecture to microservices and external service integrations.</text:span></text:p>
            <text:p text:style-name="P17">---</text:p>
            <text:p text:style-name="P18"><text:span text:style-name="T10">Project</text:span>: <text:span text:style-name="T12">Sales Assistant </text:span><text:span text:style-name="T19">platform</text:span><text:span text:style-name="T12"> for Insurance Agents</text:span><text:span text:style-name="T13">.</text:span></text:p>
            <text:p text:style-name="P19"><text:span text:style-name="T14">R</text:span><text:span text:style-name="T15">esponsibilities</text:span><text:span text:style-name="T3">: </text:span><text:span text:style-name="T18">Contributed to the design and development of a microservice for managing user credit points, enabling account top-ups, balance tracking, and transaction logging </text:span><text:span text:style-name="T20">using DynamoDB and NestJS</text:span><text:span text:style-name="T18">. </text:span><text:span text:style-name="T21">Developed CSV export functionality to enable data sharing across systems.</text:span></text:p>
            <text:p text:style-name="P19">---</text:p>
            <text:p text:style-name="P18"><text:span text:style-name="T10">Project</text:span>: <text:span text:style-name="T12">Banking app</text:span><text:span text:style-name="T13">.</text:span></text:p>
            <text:p text:style-name="P19"><text:span text:style-name="T14">R</text:span><text:span text:style-name="T15">esponsibilities</text:span><text:span text:style-name="T3">: </text:span><text:span text:style-name="T22">Refactored and developed backend REST API endpoints using Express and PostgreSQL</text:span>. <text:span text:style-name="T16">Implemented various long-running background jobs </text:span><text:span text:style-name="T23">(using Bull library)</text:span><text:span text:style-name="T16">, including database backfilling and </text:span><text:span text:style-name="T23">sending emails</text:span><text:span text:style-name="T16">.</text:span></text:p>
            <text:p text:style-name="P16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Luxoft</text:p>
            <text:p text:style-name="P21"><text:span text:style-name="T7">Software</text:span> Developer</text:p>
          </table:table-cell>
          <table:table-cell table:style-name="Table3.A1" office:value-type="string">
            <text:p text:style-name="P22">February 2020 – October 2021 <text:span text:style-name="T8">(1 yrs 9 mos)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23"><text:span text:style-name="T10">Project</text:span>: <text:span text:style-name="T13">Automotive in-vehicle infotainment.</text:span></text:p>
            <text:p text:style-name="P24"><text:span text:style-name="T14">R</text:span><text:span text:style-name="T15">esponsibilities</text:span><text:span text:style-name="T3">: </text:span><text:span text:style-name="T23">Develop frontend part of human machine interfaces (central display of the car infotainment system) using React</text:span><text:span text:style-name="T16">.</text:span></text:p>
            <text:p text:style-name="P25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rightech</text:p>
            <text:p text:style-name="P27">Full Stack <text:span text:style-name="T7">Software</text:span> Developer</text:p>
          </table:table-cell>
          <table:table-cell table:style-name="Table4.A1" office:value-type="string">
            <text:p text:style-name="P22">July 2017 – February 2020 <text:span text:style-name="T8">(2 yrs 8 mos)</text:span></text:p>
          </table:table-cell>
        </table:table-row>
        <table:table-row>
          <table:table-cell table:style-name="Table4.A2" table:number-columns-spanned="2" office:value-type="string">
            <text:p text:style-name="P28"><text:span text:style-name="T10">Project</text:span>: <text:span text:style-name="T13">Transportation management system.</text:span></text:p>
            <text:p text:style-name="P25"><text:span text:style-name="T14">R</text:span><text:span text:style-name="T15">esponsibilities</text:span><text:span text:style-name="T3">: </text:span>Develop realtime chat microservice using <text:span text:style-name="T24">E</text:span>xpress and Mongodb. Develop new <text:span text:style-name="T24">frontend </text:span>pages with dynamic forms and real-time lists using React and Redux. Implement websocket communication between Express server and React app using Socket.io library. Implement “End to End” tests using <text:span text:style-name="T25">CodeceptJS. </text:span>Added dynamic Google Map to display truck fleet in real time.</text:p>
            <text:p text:style-name="P25"/>
          </table:table-cell>
          <table:covered-table-cell/>
        </table:table-row>
      </table:table>
      <text:p text:style-name="P29"><text:span text:style-name="T26">E</text:span><text:span text:style-name="T27">DUCATION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>Master’s in Mechanical Engineering, Admiral Makarov National University of Shipbuilding.</text:p>
          </table:table-cell>
        </table:table-row>
      </table:table>
      <text:p text:style-name="P31"/>
      <text:p text:style-name="P32">LANGUAGE<text:span text:style-name="T28">S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3"><text:span text:style-name="T29">English</text:span>: <text:span text:style-name="T30">Upper-I</text:span><text:span text:style-name="T31">ntermediate </text:span><text:span text:style-name="T32">(B2), </text:span><text:span text:style-name="T33">Russian</text:span>: <text:span text:style-name="T34">N</text:span><text:span text:style-name="T35">ative</text:span></text:p>
          </table:table-cell>
        </table:table-row>
      </table:table>
      <text:p text:style-name="P34"><text:span text:style-name="T35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6-04-08T11:54:50.479115000</dc:date>
    <meta:editing-duration>PT2H38M44S</meta:editing-duration>
    <meta:editing-cycles>42</meta:editing-cycles>
    <meta:generator>LibreOffice/26.2.2.2$MacOSX_AARCH64 LibreOffice_project/1f77d10d6938fd34972958f64b2bcfa54f8b1ba5</meta:generator>
    <meta:document-statistic meta:table-count="8" meta:image-count="0" meta:object-count="0" meta:page-count="1" meta:paragraph-count="37" meta:word-count="356" meta:character-count="2800" meta:non-whitespace-character-count="2476"/>
  </office:meta>
</office:document-meta>
</file>